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_theory</text:p>
          </table:table-cell>
          <table:table-cell office:value-type="string" calcext:value-type="string">
            <text:p>f_measur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0000/(PI()*2^([.A2]/2+1))" office:value-type="float" office:value="7957.74715459477" calcext:value-type="float">
            <text:p>7957.74715459477</text:p>
          </table:table-cell>
          <table:table-cell office:value-type="float" office:value="8264.5" calcext:value-type="float">
            <text:p>826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50000/(PI()*2^([.A3]/2+1))" office:value-type="float" office:value="5626.97697598191" calcext:value-type="float">
            <text:p>5626.97697598191</text:p>
          </table:table-cell>
          <table:table-cell office:value-type="float" office:value="5524.9" calcext:value-type="float">
            <text:p>5524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50000/(PI()*2^([.A4]/2+1))" office:value-type="float" office:value="3978.87357729738" calcext:value-type="float">
            <text:p>3978.87357729738</text:p>
          </table:table-cell>
          <table:table-cell office:value-type="float" office:value="4166.7" calcext:value-type="float">
            <text:p>4166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50000/(PI()*2^([.A5]/2+1))" office:value-type="float" office:value="2813.48848799096" calcext:value-type="float">
            <text:p>2813.48848799096</text:p>
          </table:table-cell>
          <table:table-cell office:value-type="float" office:value="2777.8" calcext:value-type="float">
            <text:p>2777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50000/(PI()*2^([.A6]/2+1))" office:value-type="float" office:value="1989.43678864869" calcext:value-type="float">
            <text:p>1989.43678864869</text:p>
          </table:table-cell>
          <table:table-cell office:value-type="float" office:value="1984.1" calcext:value-type="float">
            <text:p>1984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50000/(PI()*2^([.A7]/2+1))" office:value-type="float" office:value="1406.74424399548" calcext:value-type="float">
            <text:p>1406.74424399548</text:p>
          </table:table-cell>
          <table:table-cell office:value-type="float" office:value="1400.4" calcext:value-type="float">
            <text:p>140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50000/(PI()*2^([.A8]/2+1))" office:value-type="float" office:value="994.718394324346" calcext:value-type="float">
            <text:p>994.7183943243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50000/(PI()*2^([.A9]/2+1))" office:value-type="float" office:value="703.372121997739" calcext:value-type="float">
            <text:p>703.372121997739</text:p>
          </table:table-cell>
          <table:table-cell office:value-type="float" office:value="699.3" calcext:value-type="float">
            <text:p>699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50000/(PI()*2^([.A10]/2+1))" office:value-type="float" office:value="497.359197162173" calcext:value-type="float">
            <text:p>497.359197162173</text:p>
          </table:table-cell>
          <table:table-cell office:value-type="float" office:value="495.05" calcext:value-type="float">
            <text:p>495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0000/(PI()*2^([.A11]/2+1))" office:value-type="float" office:value="351.68606099887" calcext:value-type="float">
            <text:p>351.68606099887</text:p>
          </table:table-cell>
          <table:table-cell office:value-type="float" office:value="352.11" calcext:value-type="float">
            <text:p>352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0000/(PI()*2^([.A12]/2+1))" office:value-type="float" office:value="248.679598581086" calcext:value-type="float">
            <text:p>248.679598581086</text:p>
          </table:table-cell>
          <table:table-cell office:value-type="float" office:value="249.38" calcext:value-type="float">
            <text:p>249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50000/(PI()*2^([.A13]/2+1))" office:value-type="float" office:value="175.843030499435" calcext:value-type="float">
            <text:p>175.843030499435</text:p>
          </table:table-cell>
          <table:table-cell office:value-type="float" office:value="180.51" calcext:value-type="float">
            <text:p>180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50000/(PI()*2^([.A14]/2+1))" office:value-type="float" office:value="124.339799290543" calcext:value-type="float">
            <text:p>124.339799290543</text:p>
          </table:table-cell>
          <table:table-cell office:value-type="float" office:value="130.89" calcext:value-type="float">
            <text:p>130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50000/(PI()*2^([.A15]/2+1))" office:value-type="float" office:value="87.9215152497174" calcext:value-type="float">
            <text:p>87.9215152497174</text:p>
          </table:table-cell>
          <table:table-cell office:value-type="float" office:value="98.814" calcext:value-type="float">
            <text:p>98.8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50000/(PI()*2^([.A16]/2+1))" office:value-type="float" office:value="62.1698996452716" calcext:value-type="float">
            <text:p>62.1698996452716</text:p>
          </table:table-cell>
          <table:table-cell office:value-type="float" office:value="78.247" calcext:value-type="float">
            <text:p>78.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50000/(PI()*2^([.A17]/2+1))" office:value-type="float" office:value="43.9607576248587" calcext:value-type="float">
            <text:p>43.9607576248587</text:p>
          </table:table-cell>
          <table:table-cell office:value-type="float" office:value="55.866" calcext:value-type="float">
            <text:p>55.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1:25:58.016406726</meta:creation-date>
    <dc:date>2017-11-20T12:35:46.877832885</dc:date>
    <meta:editing-duration>PT8M47S</meta:editing-duration>
    <meta:editing-cycles>1</meta:editing-cycles>
    <meta:document-statistic meta:table-count="1" meta:cell-count="51" meta:object-count="0"/>
    <meta:generator>LibreOffice/5.2.7.2$Linux_X86_64 LibreOffice_project/20m0$Build-2</meta:generator>
  </office:meta>
</office:document-meta>
</file>